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57c" officeooo:paragraph-rsid="0001057c"/>
    </style:style>
    <style:style style:name="P2" style:family="paragraph" style:parent-style-name="Standard">
      <style:paragraph-properties fo:text-align="end" style:justify-single-word="false"/>
      <style:text-properties officeooo:rsid="0001057c" officeooo:paragraph-rsid="0001057c"/>
    </style:style>
    <style:style style:name="P3" style:family="paragraph" style:parent-style-name="Standard">
      <style:paragraph-properties fo:text-align="start" style:justify-single-word="false"/>
      <style:text-properties officeooo:rsid="0001057c" officeooo:paragraph-rsid="0001057c"/>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1057c" officeooo:paragraph-rsid="0001057c"/>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1057c" officeooo:paragraph-rsid="0003ba51"/>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01057c" officeooo:paragraph-rsid="0006b2f4"/>
    </style:style>
    <style:style style:name="P7" style:family="paragraph" style:parent-style-name="Standard">
      <style:paragraph-properties fo:text-align="start" style:justify-single-word="false"/>
      <style:text-properties style:text-underline-style="none" officeooo:rsid="0001057c" officeooo:paragraph-rsid="0001057c"/>
    </style:style>
    <style:style style:name="P8" style:family="paragraph" style:parent-style-name="Standard">
      <style:paragraph-properties fo:text-align="start" style:justify-single-word="false"/>
      <style:text-properties style:text-underline-style="none" officeooo:rsid="0001057c" officeooo:paragraph-rsid="0006b2f4"/>
    </style:style>
    <style:style style:name="P9" style:family="paragraph" style:parent-style-name="Standard">
      <style:paragraph-properties fo:text-align="start" style:justify-single-word="false"/>
      <style:text-properties style:text-underline-style="none" fo:font-weight="normal" officeooo:rsid="0003ba51" officeooo:paragraph-rsid="0003ba51" style:font-weight-asian="normal" style:font-weight-complex="normal"/>
    </style:style>
    <style:style style:name="P10" style:family="paragraph" style:parent-style-name="Standard">
      <style:paragraph-properties fo:text-align="start" style:justify-single-word="false"/>
      <style:text-properties style:text-underline-style="none" officeooo:rsid="0002a79c" officeooo:paragraph-rsid="0002a79c"/>
    </style:style>
    <style:style style:name="P11" style:family="paragraph" style:parent-style-name="Standard">
      <style:paragraph-properties fo:text-align="start" style:justify-single-word="false"/>
      <style:text-properties style:text-underline-style="none" officeooo:rsid="0002a79c" officeooo:paragraph-rsid="0003ba51"/>
    </style:style>
    <style:style style:name="P12" style:family="paragraph" style:parent-style-name="Standard">
      <style:paragraph-properties fo:text-align="start" style:justify-single-word="false"/>
      <style:text-properties style:text-underline-style="none" officeooo:rsid="0003ba51" officeooo:paragraph-rsid="0003ba51"/>
    </style:style>
    <style:style style:name="P13" style:family="paragraph" style:parent-style-name="Standard">
      <style:paragraph-properties fo:text-align="start" style:justify-single-word="false"/>
      <style:text-properties style:text-underline-style="none" officeooo:rsid="0004e215" officeooo:paragraph-rsid="0004e215"/>
    </style:style>
    <style:style style:name="P14" style:family="paragraph" style:parent-style-name="Standard">
      <style:paragraph-properties fo:text-align="start" style:justify-single-word="false"/>
      <style:text-properties style:text-underline-style="none" officeooo:rsid="0006b2f4" officeooo:paragraph-rsid="0006b2f4"/>
    </style:style>
    <style:style style:name="P15" style:family="paragraph" style:parent-style-name="Standard">
      <style:paragraph-properties fo:text-align="start" style:justify-single-word="false"/>
      <style:text-properties style:text-underline-style="none" officeooo:rsid="00072db3" officeooo:paragraph-rsid="00072db3"/>
    </style:style>
    <style:style style:name="T1" style:family="text">
      <style:text-properties fo:font-weight="bold" style:font-weight-asian="bold" style:font-weight-complex="bold"/>
    </style:style>
    <style:style style:name="T2" style:family="text">
      <style:text-properties officeooo:rsid="0003ba51"/>
    </style:style>
    <style:style style:name="T3" style:family="text">
      <style:text-properties officeooo:rsid="0004e215"/>
    </style:style>
    <style:style style:name="T4" style:family="text">
      <style:text-properties officeooo:rsid="00065a1a"/>
    </style:style>
    <style:style style:name="T5" style:family="text">
      <style:text-properties officeooo:rsid="00072d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D – Práctica 2</text:p>
      <text:p text:style-name="P2">Jorge Gangoso Klöck<text:tab/><text:span text:style-name="T5">49398653N</text:span></text:p>
      <text:p text:style-name="P4">El problema de los productores y consumidores</text:p>
      <text:p text:style-name="P4"/>
      <text:p text:style-name="P7"><text:tab/><text:span text:style-name="T1">Semántica SC</text:span></text:p>
      <text:p text:style-name="P7">Al utilizar semántica SC hay que tener especial cuidado con las esperas bloqueadas que se producen en los consumidores cuando no hay elementos que leer y en los productores cuando no hay hueco donde almacenar los datos producidos.</text:p>
      <text:p text:style-name="P7"/>
      <text:p text:style-name="P7">Éstas esperas se tienen que realizar dentro de un bucle while ya que no podemos estar seguros de que al salir de la espera se cumpla la condición, ya que otro productor/consumidor puede haber recibido la llamada antes que nosotros y modificado el estado del buffer de manera que debamos esperar nuevamente.</text:p>
      <text:p text:style-name="P7"/>
      <text:p text:style-name="P7">Todo esto se realiza mediante un cerrojo (cerrojo_monitor) de tipo mutex de forma que sólo el que lo posee tiene permiso para utilizar el monitor y con ésto conseguir la exclusión mutua que es necesaria para el correcto funcionamiento.</text:p>
      <text:p text:style-name="P7"/>
      <text:p text:style-name="P7">A parte del cerrojo tenemos dos variables condición que son las colas en las que esperarán productores y consumidores cuando no etngan el cerrojo. Éstas son la variable<text:tab/>“ocupadas” (donde espera el consumidor si no hay elementos) y la variable “libres” (donde espera el productor si no quedan celdas libres).</text:p>
      <text:p text:style-name="P7"/>
      <text:p text:style-name="P11">La diferencia entre LIFO y FIFO es únicamente el control del buffer.</text:p>
      <text:p text:style-name="P11"/>
      <text:p text:style-name="P11">En el sistema LIFO se realiza con una sola variable primera_libre que aumenta cuando aumenta el número de elementos en el buffer y se reduce de la misma manera. Si el valor es 0, significa que no hay elementos en el buffer y si el valor es igual al tamaño máximo del buffer significa que no hay espacios libres. </text:p>
      <text:p text:style-name="P11"/>
      <text:p text:style-name="P11">En FIFO usamos primera_libre y primera_ocupada para hacer una cola circular donde primera_libre lleva la cuenta de donde se puede realizar la siguiente inserción, primera_ocupada donde leer el siguiente numero y num_celdas_ocupadas nos dice si la cola tiene elementos, está vacía o está llena.</text:p>
      <text:p text:style-name="P10"/>
      <text:p text:style-name="P7"><text:tab/><text:span text:style-name="T1">Semántica SU</text:span></text:p>
      <text:p text:style-name="P9">Al cambiar a Semántica SU, nos aseguramos de que al realizar el aviso se despierta a uno de los bloqueados y en ese momento la condición de continuar se cumple con certeza, y puesto que ninguna otra hebra podrá actuar hasta que no sea llamada de la misma manera, no es necesario comprobar dentro de un bucle while que la condición para continuar es cierta. Siempre que despierte una hebra podrá continuar.</text:p>
      <text:p text:style-name="P9"/>
      <text:p text:style-name="P9">Ya no necesitamos el cerrojo y las variables condición así como las condiciones para continuar son las mismas que en SC.</text:p>
      <text:p text:style-name="P9"/>
      <text:p text:style-name="P9">Las diferencias entre FIFO y LIFO son las mismas que para la semántica SC.</text:p>
      <text:p text:style-name="P3"/>
      <text:p text:style-name="P3"/>
      <text:p text:style-name="P3"/>
      <text:p text:style-name="P3"/>
      <text:p text:style-name="P5"><text:soft-page-break/>El problema de<text:span text:style-name="T2">l fumador</text:span></text:p>
      <text:p text:style-name="P5"/>
      <text:p text:style-name="P12">El problema del fumador con semántica SU se resuelve haciendo uso de una clase <text:span text:style-name="T3">derivada </text:span>Hoare Monitor <text:span text:style-name="T3">que llamaremos Estanco donde utilizaremos un entero mostrador_lleno para saber si tenemos un ingrediente en el mostrador y en caso afirmativo cuál es. </text:span></text:p>
      <text:p text:style-name="P12"/>
      <text:p text:style-name="P13">Emplearemos también una variable condición “bloqueado” donde esperará el estanquero esperando a que se recoja el ingrediente que está en el mostrador para poner el siguiente, <text:span text:style-name="T4">y n variables condición ”fumador” una para cada uno de los n fumadores. Éstos esperarán en dicha cola siempre y cuando no estén ya fumando y su ingrediente no esté en el mostrador pero sólo necesitarán realizar la comprobación de la condición una vez gracias al funcionamiento de la semántica SU.</text:span></text:p>
      <text:p text:style-name="P13"/>
      <text:p text:style-name="P14">El estanquero desbloqueará al fumador correspondiente cuando coloque un determinado ingrediente en el mostrador.</text:p>
      <text:p text:style-name="P14"/>
      <text:p text:style-name="P14">A parte de eso el resto de funciones funcionan de la misma manera que en la práctica 1.</text:p>
      <text:p text:style-name="P14"/>
      <text:p text:style-name="P6">El problema de<text:span text:style-name="T2">l Barbero</text:span></text:p>
      <text:p text:style-name="P6"/>
      <text:p text:style-name="P14">Para el problema del barbero empezamos realizando la clase Barbería derivada de HoareMonitor para administrar la concurrencia.</text:p>
      <text:p text:style-name="P14"/>
      <text:p text:style-name="P14">En esta clase no necesitaremos variables más que las propias variables condición, que serán las siguientes:</text:p>
      <text:p text:style-name="P14"><text:tab/>-SalaEspera: Aquí esperan los clientes a ser atendidos cuando el barbero está ocupado, además, el Barbero comprobará si la SalaEspera esta vacía mediante el método empty() para decidir si dormir o llamar al siguiente cliente.</text:p>
      <text:p text:style-name="P14"/>
      <text:p text:style-name="P14"><text:tab/>-Durmiente: Como indica su nombre es la cola en la que se bloquea el Barbero cuando no hay clientes que atender. El siguiente cliente en entrar realizará un signal a Durmiente para poner en marcha el proceso de cortar el pelo.</text:p>
      <text:p text:style-name="P14"/>
      <text:p text:style-name="P14"><text:tab/>-Cortando: Esta cola de espera únicamente se utiliza por los clientes mientras esperan a que el barbero finalice de cortarles el pelo una vez ha comenzado, ya que realiza una espera aleatoria durante ese proceso.</text:p>
      <text:p text:style-name="P14"/>
      <text:p text:style-name="P15">El resto del funcionamiento es bastante sencillo, el barbero mira si SalaEspera está vacío, se duerme si lo está, realiza un signal() a sala espera si no, el cliente que recibe el signal anuncia que se esta cortando el pelo y se bloquea en la cola de Cortando. El barbero recibe el testigo, le corta el pelo y realiza el signal a cortando, tras lo cual el cliente sale y el barbero procede a llamar al siguiente o dormirse de nuev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11-13T20:24:04.019000000</dc:date>
    <meta:editing-duration>PT5M7S</meta:editing-duration>
    <meta:editing-cycles>1</meta:editing-cycles>
    <meta:document-statistic meta:table-count="0" meta:image-count="0" meta:object-count="0" meta:page-count="2" meta:paragraph-count="27" meta:word-count="801" meta:character-count="4766" meta:non-whitespace-character-count="3984"/>
  </office:meta>
</office:document-meta>
</file>